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áchyme,</text:p>
      <text:p text:style-name="Normal">V ten den, kdy Blíženci tančily na nebi, rytmus hvězd nám byl oběma rozdán stejně – zvířecí znamení, co je znamením naší vzájemné spojitosti, pásmem neviditelného pouta, které nám uniká očím, avšak srdce ho hlasitě zpívá. Jak skvělé je sdílet tento unikát ve světě tak nekonečném. </text:p>
      <text:p text:style-name="Normal">Haniel, anděl stráže náš, nechť vnáší do našich dní tu nejjasnější radost a veselí, které spolu, jako spřízněné duše znamení Blíženců, můžeme rozdávat dál. Ať nás spojuje smích a dobrá nálada, která je naší silou, ať s každým krokem objevujeme nové cesty, plné slunce a bez obav, vždy spolu, v symfonii neviditelného propojení. A v tento valentýnský den, přeji, by nás Haniel provázel na cestách plných lásky, objevů a společných radostí, které jsou nám určeny.</text:p>
      <text:p text:style-name="Normal">S láskou, která nespočívá v slovech, ale v tiché souhře našich Blíženeckých srdc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